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adornments="Standard" style:font-family-generic="modern" style:font-pitch="fixed"/>
    <style:font-face style:name="Fira Code1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73cm" fo:min-width="0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8.625cm" fo:min-width="38cm" loext:decorative="false"/>
    </style:style>
    <style:style style:name="gr4" style:family="graphic" style:parent-style-name="standard">
      <style:graphic-properties svg:stroke-color="#3465a4" draw:fill="solid" draw:fill-color="#fde0dd" draw:textarea-horizontal-align="justify" draw:textarea-vertical-align="middle" draw:auto-grow-height="false" fo:min-height="0.896cm" fo:min-width="1.906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svg:stroke-color="#3465a4" draw:fill="solid" draw:fill-color="#fde0dd" draw:textarea-horizontal-align="justify" draw:textarea-vertical-align="middle" draw:auto-grow-height="false" fo:min-height="0.126cm" fo:min-width="0cm" loext:decorative="false"/>
    </style:style>
    <style:style style:name="gr7" style:family="graphic" style:parent-style-name="objectwithoutfill">
      <style:graphic-properties svg:stroke-color="#3465a4" draw:marker-end="Line_20_Arrow" draw:marker-end-width="0.3cm" draw:fill="none" draw:textarea-vertical-align="middle" loext:decorative="false"/>
    </style:style>
    <style:style style:name="gr8" style:family="graphic" style:parent-style-name="standard">
      <style:graphic-properties svg:stroke-color="#3465a4" draw:fill="solid" draw:fill-color="#fde0dd" draw:textarea-horizontal-align="justify" draw:textarea-vertical-align="middle" draw:auto-grow-height="false" fo:min-height="0.896cm" fo:min-width="1.914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465a4" draw:fill="solid" draw:fill-color="#fde0dd" draw:textarea-horizontal-align="justify" draw:textarea-vertical-align="middle" draw:auto-grow-height="false" fo:min-height="0.896cm" fo:min-width="1.91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3465a4" draw:fill="solid" draw:fill-color="#fde0dd" draw:textarea-horizontal-align="justify" draw:textarea-vertical-align="middle" draw:auto-grow-height="false" fo:min-height="0.896cm" fo:min-width="1.949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465a4" draw:fill="solid" draw:fill-color="#fde0dd" draw:textarea-horizontal-align="justify" draw:textarea-vertical-align="middle" draw:auto-grow-height="false" fo:min-height="0.896cm" fo:min-width="1.88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3465a4" draw:fill="solid" draw:fill-color="#fde0dd" draw:textarea-horizontal-align="justify" draw:textarea-vertical-align="middle" draw:auto-grow-height="false" fo:min-height="0.896cm" fo:min-width="1.839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465a4" draw:fill="solid" draw:fill-color="#023858" draw:textarea-horizontal-align="justify" draw:textarea-vertical-align="middle" draw:auto-grow-height="false" fo:min-height="0.199cm" fo:min-width="0cm" loext:decorative="false"/>
    </style:style>
    <style:style style:name="gr14" style:family="graphic" style:parent-style-name="objectwithoutfill">
      <style:graphic-properties svg:stroke-color="#3465a4" draw:marker-start="" draw:marker-end="Line_20_Arrow" draw:marker-end-width="0.3cm" draw:fill="none" draw:textarea-vertical-align="middle" loext:decorative="false"/>
    </style:style>
    <style:style style:name="gr15" style:family="graphic" style:parent-style-name="standard">
      <style:graphic-properties svg:stroke-color="#3465a4" draw:fill="solid" draw:fill-color="#fde0dd" draw:textarea-horizontal-align="justify" draw:textarea-vertical-align="middle" draw:auto-grow-height="false" fo:min-height="0.559cm" fo:min-width="0.309cm" loext:decorative="false"/>
    </style:style>
    <style:style style:name="gr16" style:family="graphic" style:parent-style-name="standard">
      <style:graphic-properties svg:stroke-color="#3465a4" draw:fill-color="#023858" draw:textarea-horizontal-align="justify" draw:textarea-vertical-align="middle" draw:auto-grow-height="false" fo:min-height="0.199cm" fo:min-width="0cm" loext:decorative="false"/>
    </style:style>
    <style:style style:name="gr17" style:family="graphic" style:parent-style-name="standard">
      <style:graphic-properties svg:stroke-color="#3465a4" draw:marker-end="Line_20_Arrow" draw:marker-end-width="0.3cm" draw:textarea-vertical-align="middle" loext:decorative="false"/>
    </style:style>
    <style:style style:name="gr18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22.5cm" fo:min-width="36.625cm" loext:decorative="false"/>
    </style:style>
    <style:style style:name="gr19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3.346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5.809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6.275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3.353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5.187cm" style:writing-mode="lr-tb" loext:decorative="false"/>
      <style:paragraph-properties style:writing-mode="lr-tb"/>
    </style:style>
    <style:style style:name="gr24" style:family="graphic" style:parent-style-name="standard">
      <style:graphic-properties draw:stroke="dash" draw:stroke-dash="Grob_20_gestrichelt" svg:stroke-color="#023858" draw:fill-color="#fde0dd" draw:textarea-horizontal-align="justify" draw:textarea-vertical-align="middle" draw:auto-grow-height="false" fo:min-height="0.567cm" fo:min-width="4.034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9.554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23858" draw:fill-color="#fde0dd" draw:textarea-horizontal-align="justify" draw:textarea-vertical-align="middle" draw:auto-grow-height="false" fo:min-height="0.174cm" fo:min-width="0cm" fo:wrap-option="wrap" loext:decorative="false"/>
    </style:style>
    <style:style style:name="gr27" style:family="graphic" style:parent-style-name="objectwithoutfill">
      <style:graphic-properties svg:stroke-color="#023858" draw:fill="none" draw:fill-color="#fde0dd" draw:textarea-vertical-align="middle" loext:decorative="false"/>
    </style:style>
    <style:style style:name="gr28" style:family="graphic" style:parent-style-name="standard">
      <style:graphic-properties svg:stroke-color="#023858" draw:fill-color="#fde0dd" draw:textarea-horizontal-align="justify" draw:textarea-vertical-align="middle" draw:auto-grow-height="false" fo:min-height="1.01cm" fo:min-width="9.55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01cm" fo:min-width="9.55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color="#023858" draw:marker-end="Arrow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023858" draw:marker-end="" draw:marker-end-width="0.3cm" draw:fill="none" draw:textarea-vertical-align="middle" loext:decorative="false"/>
    </style:style>
    <style:style style:name="gr32" style:family="graphic" style:parent-style-name="standard">
      <style:graphic-properties svg:stroke-color="#023858" draw:textarea-vertical-align="middle" loext:decorative="false"/>
    </style:style>
    <style:style style:name="gr33" style:family="graphic" style:parent-style-name="objectwithoutfill">
      <style:graphic-properties svg:stroke-color="#023858" draw:fill="none" draw:textarea-vertical-align="middle" loext:decorative="false"/>
    </style:style>
    <style:style style:name="gr34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37cm" fo:min-width="50.25cm" loext:decorative="false"/>
    </style:style>
    <style:style style:name="gr35" style:family="graphic" style:parent-style-name="standard">
      <style:graphic-properties svg:stroke-color="#023858" draw:fill-color="#fde0dd" draw:textarea-horizontal-align="justify" draw:textarea-vertical-align="middle" draw:auto-grow-height="false" fo:min-height="0.744cm" fo:min-width="2.736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23858" draw:fill-color="#fde0dd" draw:textarea-horizontal-align="justify" draw:textarea-vertical-align="middle" draw:auto-grow-height="false" fo:min-height="0.744cm" fo:min-width="13.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23858" draw:fill-color="#fde0dd" draw:textarea-horizontal-align="justify" draw:textarea-vertical-align="middle" draw:auto-grow-height="false" fo:min-height="2.8cm" fo:min-width="13.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23858" draw:fill-color="#fde0dd" draw:textarea-horizontal-align="justify" draw:textarea-vertical-align="middle" draw:auto-grow-height="false" fo:min-height="5.8cm" fo:min-width="13.5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7.5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23858" draw:fill-color="#fde0dd" draw:textarea-horizontal-align="justify" draw:textarea-vertical-align="middle" draw:auto-grow-height="false" fo:min-height="1.278cm" fo:min-width="12.5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75cm" fo:min-width="12.5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23858" draw:fill-color="#fde0dd" draw:textarea-horizontal-align="justify" draw:textarea-vertical-align="middle" draw:auto-grow-height="false" fo:min-height="1.2cm" fo:min-width="8.5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028cm" fo:min-width="8.5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25cm" fo:min-width="7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0.75cm" fo:min-width="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278cm" fo:min-width="6.5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25cm" fo:min-width="6.5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25cm" fo:min-width="13.5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25cm" fo:min-width="13.5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544cm" fo:min-width="16.5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0.75cm" fo:min-width="16.5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23858" draw:fill-color="#fde0dd" draw:textarea-horizontal-align="justify" draw:textarea-vertical-align="middle" draw:auto-grow-height="false" fo:min-height="0.744cm" fo:min-width="4.893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23858" draw:fill-color="#fde0dd" draw:textarea-horizontal-align="justify" draw:textarea-vertical-align="middle" draw:auto-grow-height="false" fo:min-height="0.744cm" fo:min-width="16.5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23858" draw:fill-color="#fde0dd" draw:textarea-horizontal-align="justify" draw:textarea-vertical-align="middle" draw:auto-grow-height="false" fo:min-height="1.3cm" fo:min-width="16.5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3.05cm" fo:min-width="16.5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494cm" fo:min-width="16.5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2cm" fo:min-width="16.5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294cm" fo:min-width="16.5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0.8cm" fo:min-width="16.5cm" style:writing-mode="lr-tb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a6bddb"/>
      <style:paragraph-properties fo:text-align="center"/>
    </style:style>
    <style:style style:name="P3" style:family="paragraph">
      <style:paragraph-properties fo:text-align="center" style:writing-mode="lr-tb"/>
      <style:text-properties fo:color="#023858" loext:opacity="100%" style:font-name="Fira Code1" fo:font-size="12pt" style:font-size-asian="12pt" style:font-size-complex="12pt"/>
    </style:style>
    <style:style style:name="P4" style:family="paragraph">
      <loext:graphic-properties draw:fill="solid" draw:fill-color="#fde0dd"/>
      <style:paragraph-properties fo:text-align="center" style:writing-mode="lr-tb"/>
      <style:text-properties fo:color="#023858" loext:opacity="100%" style:font-name="Fira Code1" fo:font-size="12pt" style:font-size-asian="12pt" style:font-size-complex="12pt"/>
    </style:style>
    <style:style style:name="P5" style:family="paragraph">
      <loext:graphic-properties draw:fill="solid" draw:fill-color="#fde0d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23858"/>
      <style:paragraph-properties fo:text-align="center"/>
    </style:style>
    <style:style style:name="P8" style:family="paragraph">
      <loext:graphic-properties draw:fill-color="#023858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23858" loext:opacity="100%" style:font-name="Fira Code" fo:font-size="15pt" style:font-name-asian="Crimson Pro"/>
    </style:style>
    <style:style style:name="P11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5pt" style:font-name-asian="Crimson Pro"/>
    </style:style>
    <style:style style:name="P12" style:family="paragraph">
      <style:paragraph-properties fo:text-align="center"/>
      <style:text-properties fo:color="#023858" loext:opacity="100%" style:font-name="Fira Code" fo:font-size="10.5pt" style:font-name-asian="Crimson Pro"/>
    </style:style>
    <style:style style:name="P13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0.5pt" style:font-name-asian="Crimson Pro"/>
    </style:style>
    <style:style style:name="P14" style:family="paragraph">
      <style:paragraph-properties fo:text-align="center"/>
      <style:text-properties fo:color="#023858" loext:opacity="100%" style:font-name="Fira Code" fo:font-size="10pt" style:font-name-asian="Crimson Pro"/>
    </style:style>
    <style:style style:name="P15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0pt" style:font-name-asian="Crimson Pro"/>
    </style:style>
    <style:style style:name="P16" style:family="paragraph">
      <loext:graphic-properties draw:fill-color="#fde0dd"/>
      <style:paragraph-properties fo:text-align="center"/>
    </style:style>
    <style:style style:name="P17" style:family="paragraph">
      <loext:graphic-properties draw:fill="none" draw:fill-color="#fde0dd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023858" loext:opacity="100%" style:font-name="Fira Code" fo:font-size="10pt" style:font-name-asian="Crimson Pro"/>
    </style:style>
    <style:style style:name="P19" style:family="paragraph">
      <loext:graphic-properties draw:fill-color="#fde0dd"/>
      <style:paragraph-properties fo:margin-left="0cm" fo:margin-right="0cm" fo:margin-top="0cm" fo:margin-bottom="0cm" fo:line-height="100%" fo:text-align="center" fo:text-indent="0cm" style:writing-mode="lr-tb"/>
      <style:text-properties fo:color="#023858" loext:opacity="100%" style:font-name="Fira Code" fo:font-size="10pt" style:font-name-asian="Crimson Pro"/>
    </style:style>
    <style:style style:name="P20" style:family="paragraph">
      <style:paragraph-properties fo:text-align="center"/>
      <style:text-properties style:font-name="Constantia" fo:font-size="15pt" style:font-name-asian="Crimson Pro"/>
    </style:style>
    <style:style style:name="P21" style:family="paragraph">
      <loext:graphic-properties draw:fill-color="#fde0dd"/>
      <style:paragraph-properties fo:text-align="center" style:writing-mode="lr-tb"/>
      <style:text-properties style:font-name="Constantia" fo:font-size="15pt" style:font-name-asian="Crimson Pro"/>
    </style:style>
    <style:style style:name="P22" style:family="paragraph">
      <style:paragraph-properties fo:text-align="center"/>
      <style:text-properties fo:color="#023858" loext:opacity="100%" style:font-name="Fira Code" fo:font-size="15pt" style:font-name-asian="Crimson Pro"/>
    </style:style>
    <style:style style:name="P23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5pt" style:font-name-asian="Crimson Pro"/>
    </style:style>
    <style:style style:name="P24" style:family="paragraph">
      <style:paragraph-properties fo:text-align="center"/>
      <style:text-properties fo:color="#023858" loext:opacity="100%" style:font-name="Fira Code" fo:font-size="10pt" style:font-name-asian="Crimson Pro"/>
    </style:style>
    <style:style style:name="P25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0pt" style:font-name-asian="Crimson Pro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023858" loext:opacity="100%" style:font-name="Fira Code" fo:font-size="15pt" style:font-name-asian="Crimson Pro"/>
    </style:style>
    <style:style style:name="P28" style:family="paragraph">
      <loext:graphic-properties draw:fill-color="#fde0dd"/>
      <style:paragraph-properties fo:margin-left="0cm" fo:margin-right="0cm" fo:margin-top="0cm" fo:margin-bottom="0cm" fo:line-height="100%" fo:text-align="center" fo:text-indent="0cm" style:writing-mode="lr-tb"/>
      <style:text-properties fo:color="#023858" loext:opacity="100%" style:font-name="Fira Code" fo:font-size="15pt" style:font-name-asian="Crimson Pro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color="#023858" loext:opacity="100%" style:font-name="Fira Code" fo:font-size="15pt" style:font-name-asian="Crimson Pro"/>
    </style:style>
    <style:style style:name="P30" style:family="paragraph">
      <loext:graphic-properties draw:fill-color="#fde0dd"/>
      <style:paragraph-properties fo:margin-left="0cm" fo:margin-right="0cm" fo:margin-top="0cm" fo:margin-bottom="0cm" fo:line-height="100%" fo:text-align="center" fo:text-indent="0cm" style:writing-mode="lr-tb"/>
      <style:text-properties fo:color="#023858" loext:opacity="100%" style:font-name="Fira Code" fo:font-size="15pt" style:font-name-asian="Crimson Pro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color="#023858" loext:opacity="100%" style:font-name="Fira Code" fo:font-size="10pt" style:font-name-asian="Crimson Pro"/>
    </style:style>
    <style:style style:name="P32" style:family="paragraph">
      <loext:graphic-properties draw:fill-color="#fde0dd"/>
      <style:paragraph-properties fo:margin-left="0cm" fo:margin-right="0cm" fo:margin-top="0cm" fo:margin-bottom="0cm" fo:line-height="100%" fo:text-align="center" fo:text-indent="0cm" style:writing-mode="lr-tb"/>
      <style:text-properties fo:color="#023858" loext:opacity="100%" style:font-name="Fira Code" fo:font-size="10pt" style:font-name-asian="Crimson Pro"/>
    </style:style>
    <style:style style:name="P33" style:family="paragraph">
      <style:paragraph-properties fo:text-align="center" style:text-autospace="none"/>
      <style:text-properties fo:color="#000000" loext:opacity="100%" style:font-name="Consolas" fo:font-size="9pt" style:font-name-asian="Consolas" style:font-size-asian="9pt" style:font-name-complex="Consolas" style:font-size-complex="9pt"/>
    </style:style>
    <style:style style:name="T1" style:family="text">
      <style:text-properties fo:color="#023858" loext:opacity="100%" style:font-name="Fira Code1" fo:font-size="12pt" style:font-size-asian="12pt" style:font-size-complex="12pt"/>
    </style:style>
    <style:style style:name="T2" style:family="text">
      <style:text-properties fo:color="#023858" loext:opacity="100%" style:font-name="Fira Code" fo:font-size="15pt" style:font-name-asian="Crimson Pro"/>
    </style:style>
    <style:style style:name="T3" style:family="text">
      <style:text-properties fo:color="#023858" loext:opacity="100%" style:font-name="Fira Code" fo:font-size="10.5pt" style:font-name-asian="Crimson Pro"/>
    </style:style>
    <style:style style:name="T4" style:family="text">
      <style:text-properties fo:color="#023858" loext:opacity="100%" style:font-name="Fira Code" fo:font-size="10pt" style:font-name-asian="Crimson Pro"/>
    </style:style>
    <style:style style:name="T5" style:family="text">
      <style:text-properties style:font-name="Constantia" fo:font-size="15pt" style:font-name-asian="Crimson Pro"/>
    </style:style>
    <style:style style:name="T6" style:family="text">
      <style:text-properties fo:color="#023858" loext:opacity="100%" style:font-name="Fira Code" fo:font-size="15pt" style:font-name-asian="Crimson Pro"/>
    </style:style>
    <style:style style:name="T7" style:family="text">
      <style:text-properties fo:color="#023858" loext:opacity="100%" style:font-name="Fira Code" fo:font-size="10pt" style:font-name-asian="Crimson Pro"/>
    </style:style>
    <style:style style:name="T8" style:family="text">
      <style:text-properties fo:font-variant="normal" fo:text-transform="none" fo:color="#023858" loext:opacity="100%" style:text-outline="false" style:text-line-through-style="none" style:text-line-through-type="none" style:font-name="Fira Code" fo:font-size="10pt" fo:font-style="normal" fo:text-shadow="none" style:text-underline-style="none" fo:font-weight="normal" style:letter-kerning="true" style:font-name-asian="Crimson Pro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23858" loext:opacity="100%" style:text-outline="false" style:text-line-through-style="none" style:text-line-through-type="none" style:font-name="Fira Code" fo:font-size="10pt" fo:font-style="normal" fo:text-shadow="none" style:text-underline-style="none" fo:font-weight="normal" style:letter-kerning="true" style:font-name-asian="Crimson Pro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23858" loext:opacity="100%" style:text-outline="false" style:text-line-through-style="none" style:text-line-through-type="none" style:font-name="Fira Code" fo:font-size="10pt" fo:font-style="normal" fo:text-shadow="none" style:text-underline-style="none" fo:font-weight="normal" style:letter-kerning="true" style:font-name-asian="Crimson Pro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23858" loext:opacity="100%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Crimson Pro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2cm" svg:height="1cm" svg:x="18.067cm" svg:y="1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38.5cm" svg:height="8.875cm" svg:x="1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1" draw:id="id1" draw:layer="layout" svg:width="2.53cm" svg:height="1.27cm" svg:x="2.32cm" svg:y="9.892cm">
            <text:p text:style-name="P3"><text:span text:style-name="T1">Signature</text:span></text:p>
            <text:p text:style-name="P3"><text:span text:style-name="T1">Beg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001cm" svg:height="0.001cm" svg:x="1.802cm" svg:y="9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xml:id="id2" draw:id="id2" draw:layer="layout" svg:width="0.75cm" svg:height="0.75cm" svg:x="6.344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6" draw:layer="layout" svg:x1="4.85cm" svg:y1="10.527cm" svg:x2="6.344cm" svg:y2="10.527cm" draw:start-shape="id1" draw:start-glue-point="1" draw:end-shape="id2" draw:end-glue-point="5" svg:d="M4850 10527h1494" svg:viewBox="0 0 1495 1">
            <text:p/>
          </draw:connector>
          <draw:custom-shape draw:style-name="gr8" draw:text-style-name="P4" xml:id="id3" draw:id="id3" draw:layer="layout" svg:width="2.538cm" svg:height="1.27cm" svg:x="8.621cm" svg:y="7.291cm">
            <text:p text:style-name="P3"><text:span text:style-name="T1">webke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15" draw:id="id15" draw:layer="layout" svg:width="2.537cm" svg:height="1.27cm" svg:x="8.622cm" svg:y="12.392cm">
            <text:p text:style-name="P3"><text:span text:style-name="T1">ke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6.719cm" svg:y1="10.152cm" svg:x2="8.621cm" svg:y2="7.926cm" draw:start-shape="id2" draw:start-glue-point="4" draw:end-shape="id3" draw:end-glue-point="3" svg:d="M6719 10152v-2226h1902" svg:viewBox="0 0 1903 2227">
            <text:p/>
          </draw:connector>
          <draw:custom-shape draw:style-name="gr10" draw:text-style-name="P4" xml:id="id5" draw:id="id5" draw:layer="layout" svg:width="2.573cm" svg:height="1.27cm" svg:x="17.522cm" svg:y="9.892cm">
            <text:p text:style-name="P3"><text:span text:style-name="T1">ty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xml:id="id7" draw:id="id7" draw:layer="layout" svg:width="2.509cm" svg:height="1.27cm" svg:x="26.423cm" svg:y="9.892cm">
            <text:p text:style-name="P3"><text:span text:style-name="T1">k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xml:id="id9" draw:id="id9" draw:layer="layout" svg:width="2.463cm" svg:height="1.27cm" svg:x="32.781cm" svg:y="9.892cm">
            <text:p text:style-name="P3"><text:span text:style-name="T1">paylo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5.995cm" svg:y1="10.527cm" svg:x2="17.522cm" svg:y2="10.527cm" draw:start-shape="id4" draw:start-glue-point="7" draw:end-shape="id5" draw:end-glue-point="3" svg:d="M15995 10527h1527" svg:viewBox="0 0 1528 1">
            <text:p/>
          </draw:connector>
          <draw:custom-shape draw:style-name="gr13" draw:text-style-name="P7" xml:id="id6" draw:id="id6" draw:layer="layout" svg:width="0.635cm" svg:height="0.635cm" svg:x="21.5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20.095cm" svg:y1="10.527cm" svg:x2="21.572cm" svg:y2="10.528cm" draw:start-shape="id5" draw:start-glue-point="1" draw:end-shape="id6" draw:end-glue-point="6" svg:d="M20095 10527h738v1h739" svg:viewBox="0 0 1478 2">
            <text:p/>
          </draw:connector>
          <draw:connector draw:style-name="gr7" draw:text-style-name="P6" draw:layer="layout" draw:line-skew="-1.65cm" svg:x1="15.62cm" svg:y1="10.152cm" svg:x2="21.89cm" svg:y2="10.21cm" draw:start-shape="id4" draw:start-glue-point="4" draw:end-shape="id6" draw:end-glue-point="4" svg:d="M15620 10152v-2151h6270v2209" svg:viewBox="0 0 6271 2210">
            <text:p/>
          </draw:connector>
          <draw:custom-shape draw:style-name="gr13" draw:text-style-name="P7" xml:id="id8" draw:id="id8" draw:layer="layout" svg:width="0.635cm" svg:height="0.635cm" svg:x="30.5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28.932cm" svg:y1="10.527cm" svg:x2="30.572cm" svg:y2="10.528cm" draw:start-shape="id7" draw:start-glue-point="1" draw:end-shape="id8" draw:end-glue-point="6" svg:d="M28932 10527h820v1h820" svg:viewBox="0 0 1641 2">
            <text:p/>
          </draw:connector>
          <draw:connector draw:style-name="gr7" draw:text-style-name="P6" draw:layer="layout" svg:x1="31.207cm" svg:y1="10.528cm" svg:x2="32.781cm" svg:y2="10.527cm" draw:start-shape="id8" draw:start-glue-point="10" draw:end-shape="id9" draw:end-glue-point="3" svg:d="M31207 10528h787v-1h787" svg:viewBox="0 0 1575 2">
            <text:p/>
          </draw:connector>
          <draw:custom-shape draw:style-name="gr13" draw:text-style-name="P7" xml:id="id10" draw:id="id10" draw:layer="layout" svg:width="0.635cm" svg:height="0.635cm" svg:x="3.268cm" svg:y="7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6" draw:layer="layout" svg:x1="3.586cm" svg:y1="8.343cm" svg:x2="3.585cm" svg:y2="9.892cm" draw:start-shape="id10" draw:start-glue-point="8" draw:end-shape="id1" draw:end-glue-point="0" svg:d="M3586 8343v775h-1v774" svg:viewBox="0 0 2 1550">
            <text:p/>
          </draw:connector>
          <draw:custom-shape draw:style-name="gr12" draw:text-style-name="P4" xml:id="id11" draw:id="id11" draw:layer="layout" svg:width="2.463cm" svg:height="1.27cm" svg:x="37.281cm" svg:y="9.892cm">
            <text:p text:style-name="P3"><text:span text:style-name="T1">sig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35.244cm" svg:y1="10.527cm" svg:x2="37.281cm" svg:y2="10.527cm" draw:start-shape="id9" draw:start-glue-point="1" draw:end-shape="id11" draw:end-glue-point="3" svg:d="M35244 10527h2037" svg:viewBox="0 0 2038 1">
            <text:p/>
          </draw:connector>
          <draw:g draw:style-name="gr2">
            <draw:custom-shape draw:style-name="gr15" draw:text-style-name="P5" draw:layer="layout" svg:width="1.143cm" svg:height="1.143cm" svg:x="37.941cm" svg:y="12.5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draw:layer="layout" svg:width="0.635cm" svg:height="0.635cm" svg:x="38.195cm" svg:y="12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7" draw:text-style-name="P6" draw:layer="layout" svg:x1="38.512cm" svg:y1="11.162cm" svg:x2="38.512cm" svg:y2="12.526cm" draw:start-shape="id11" draw:start-glue-point="2" svg:d="M38512 11162v1364" svg:viewBox="0 0 1 1365">
            <text:p/>
          </draw:connector>
          <draw:custom-shape draw:style-name="gr10" draw:text-style-name="P4" xml:id="id12" draw:id="id12" draw:layer="layout" svg:width="2.573cm" svg:height="1.27cm" svg:x="21.822cm" svg:y="12.393cm">
            <text:p text:style-name="P3"><text:span text:style-name="T1">strHea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5.62cm" svg:y1="10.902cm" svg:x2="21.822cm" svg:y2="13.028cm" draw:start-shape="id4" draw:start-glue-point="6" draw:end-shape="id12" draw:end-glue-point="3" svg:d="M15620 10902v2126h6202" svg:viewBox="0 0 6203 2127">
            <text:p/>
          </draw:connector>
          <draw:connector draw:style-name="gr7" draw:text-style-name="P6" draw:layer="layout" svg:x1="24.395cm" svg:y1="13.028cm" svg:x2="30.89cm" svg:y2="10.845cm" draw:start-shape="id12" draw:start-glue-point="1" draw:end-shape="id8" draw:end-glue-point="8" svg:d="M24395 13028h6495v-2183" svg:viewBox="0 0 6496 2184">
            <text:p/>
          </draw:connector>
          <draw:custom-shape draw:style-name="gr16" draw:text-style-name="P8" xml:id="id13" draw:id="id13" draw:layer="layout" svg:width="0.635cm" svg:height="0.635cm" svg:x="12.7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11.159cm" svg:y1="7.926cm" svg:x2="13.09cm" svg:y2="10.21cm" draw:start-shape="id3" draw:start-glue-point="1" draw:end-shape="id13" draw:end-glue-point="4" svg:d="M11159 7926h1931v2284" svg:viewBox="0 0 1932 2285">
            <text:p/>
          </draw:connector>
          <draw:connector draw:style-name="gr7" draw:text-style-name="P6" draw:layer="layout" draw:type="line" svg:x1="13.407cm" svg:y1="10.528cm" svg:x2="15.245cm" svg:y2="10.527cm" draw:start-shape="id13" draw:start-glue-point="10" draw:end-shape="id4" draw:end-glue-point="5" svg:d="M13407 10528l1838-1" svg:viewBox="0 0 1839 2">
            <text:p/>
          </draw:connector>
          <draw:custom-shape draw:style-name="gr6" draw:text-style-name="P5" xml:id="id4" draw:id="id4" draw:layer="layout" svg:width="0.75cm" svg:height="0.75cm" svg:x="15.245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xml:id="id14" draw:id="id14" draw:layer="layout" svg:width="0.75cm" svg:height="0.75cm" svg:x="24.146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6" draw:layer="layout" draw:type="line" svg:x1="22.207cm" svg:y1="10.528cm" svg:x2="24.146cm" svg:y2="10.527cm" draw:start-shape="id6" draw:start-glue-point="10" draw:end-shape="id14" draw:end-glue-point="5" svg:d="M22207 10528l1939-1" svg:viewBox="0 0 1940 2">
            <text:p/>
          </draw:connector>
          <draw:connector draw:style-name="gr7" draw:text-style-name="P6" draw:layer="layout" draw:type="line" svg:x1="24.896cm" svg:y1="10.527cm" svg:x2="26.423cm" svg:y2="10.527cm" draw:start-shape="id14" draw:start-glue-point="7" draw:end-shape="id7" draw:end-glue-point="3" svg:d="M24896 10527h1527" svg:viewBox="0 0 1528 1">
            <text:p/>
          </draw:connector>
          <draw:connector draw:style-name="gr17" draw:text-style-name="P9" draw:layer="layout" svg:x1="6.719cm" svg:y1="10.902cm" svg:x2="8.622cm" svg:y2="13.027cm" draw:start-shape="id2" draw:start-glue-point="6" draw:end-shape="id15" draw:end-glue-point="3" svg:d="M6719 10902v2125h1903" svg:viewBox="0 0 1904 2126">
            <text:p/>
          </draw:connector>
          <draw:connector draw:style-name="gr7" draw:text-style-name="P6" draw:layer="layout" svg:x1="11.159cm" svg:y1="13.027cm" svg:x2="13.09cm" svg:y2="10.845cm" draw:start-shape="id15" draw:start-glue-point="1" draw:end-shape="id13" draw:end-glue-point="8" svg:d="M11159 13027h1931v-2182" svg:viewBox="0 0 1932 2183">
            <text:p/>
          </draw:connector>
          <draw:connector draw:style-name="gr7" draw:text-style-name="P6" draw:layer="layout" draw:line-skew="-1.651cm" svg:x1="24.521cm" svg:y1="10.152cm" svg:x2="30.89cm" svg:y2="10.21cm" draw:start-shape="id14" draw:start-glue-point="4" draw:end-shape="id8" draw:end-glue-point="4" svg:d="M24521 10152v-2152h6369v2210" svg:viewBox="0 0 6370 2211">
            <text:p/>
          </draw:connector>
        </draw:g>
      </draw:page>
      <draw:page draw:name="page2" draw:style-name="dp1" draw:master-page-name="Default">
        <draw:custom-shape draw:style-name="gr18" draw:text-style-name="P2" draw:layer="layout" svg:width="37.125cm" svg:height="22.75cm" svg:x="2.25cm" svg:y="2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1" draw:id="id21" draw:layer="layout" svg:width="3.846cm" svg:height="1.255cm" svg:x="14.257cm" svg:y="14.805cm">
          <text:p text:style-name="P10"><text:span text:style-name="T2">Build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22" draw:id="id22" draw:layer="layout" svg:width="6.309cm" svg:height="1.255cm" svg:x="17.237cm" svg:y="17.305cm">
          <text:p text:style-name="P10"><text:span text:style-name="T2">KeyPairBuil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23" draw:id="id23" draw:layer="layout" svg:width="6.775cm" svg:height="1.255cm" svg:x="21.35cm" svg:y="14.805cm">
          <text:p text:style-name="P10"><text:span text:style-name="T2">ParameterSpecBuild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18" draw:id="id18" draw:layer="layout" svg:width="3.853cm" svg:height="1.255cm" svg:x="2.85cm" svg:y="14.805cm">
          <text:p text:style-name="P10"><text:span text:style-name="T2">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xml:id="id20" draw:id="id20" draw:layer="layout" svg:width="5.687cm" svg:height="1.255cm" svg:x="7.7cm" svg:y="14.805cm">
          <text:p text:style-name="P10"><text:span text:style-name="T2">SecretKeyBuild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19" draw:id="id19" draw:layer="layout" svg:width="6.309cm" svg:height="1.255cm" svg:x="17.237cm" svg:y="23.672cm">
          <text:p text:style-name="P10"><text:span text:style-name="T2">JsonWebKey.Build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4.534cm" svg:height="0.817cm" svg:x="21.237cm" svg:y="23.118cm">
          <text:p text:style-name="P12"><text:span text:style-name="T3">T extends Buil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4" draw:id="id24" draw:layer="layout" svg:width="3.846cm" svg:height="1.255cm" svg:x="30.46cm" svg:y="14.805cm">
          <text:p text:style-name="P10"><text:span text:style-name="T2">Build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309cm" svg:height="1.255cm" svg:x="17.237cm" svg:y="4.572cm">
          <text:p text:style-name="P10"><text:span text:style-name="T2">JsonWebKey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7" draw:id="id17" draw:layer="layout" svg:width="6.309cm" svg:height="1.255cm" svg:x="17.237cm" svg:y="5.805cm">
          <text:p text:style-name="P14"><text:span text:style-name="T4">kid: String</text:span></text:p>
          <text:p text:style-name="P14"><text:span text:style-name="T4">keyType: 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16" draw:id="id16" draw:layer="layout" svg:width="6.309cm" svg:height="1.255cm" svg:x="4.55cm" svg:y="9.705cm">
          <text:p text:style-name="P10"><text:span text:style-name="T2">JsonWebSecretKey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6.309cm" svg:height="1.255cm" svg:x="4.55cm" svg:y="10.905cm">
          <text:p text:style-name="P14"><text:span text:style-name="T4">secretKey: SecretKey</text:span></text:p>
          <text:p text:style-name="P14"><text:span text:style-name="T4">algorithm: String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29" draw:id="id29" draw:layer="layout" svg:width="10.054cm" svg:height="1.255cm" svg:x="15.364cm" svg:y="9.705cm">
          <text:p text:style-name="P10"><text:span text:style-name="T2">JsonWebKeyPair</text:span></text:p>
          <draw:enhanced-geometry svg:viewBox="0 0 21600 21600" draw:type="rectangle" draw:enhanced-path="M 0 0 L 21600 0 21600 21600 0 21600 0 0 Z N"/>
        </draw:custom-shape>
        <draw:g draw:style-name="gr2" xml:id="id27" draw:id="id27">
          <draw:custom-shape draw:style-name="gr26" draw:text-style-name="P16" draw:layer="layout" svg:width="0.6cm" svg:height="0.6cm" svg:x="20.091cm" svg:y="12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7" draw:layer="layout" svg:x1="20.091cm" svg:y1="12.474cm" svg:x2="20.691cm" svg:y2="12.474cm">
            <text:p/>
          </draw:line>
          <draw:line draw:style-name="gr27" draw:text-style-name="P17" draw:layer="layout" svg:x1="20.392cm" svg:y1="12.173cm" svg:x2="20.392cm" svg:y2="12.773cm">
            <text:p/>
          </draw:line>
        </draw:g>
        <draw:custom-shape draw:style-name="gr25" draw:text-style-name="P15" draw:layer="layout" svg:width="10.054cm" svg:height="1.255cm" svg:x="15.364cm" svg:y="10.905cm">
          <text:p text:style-name="P14"><text:span text:style-name="T4">keyPair: KeyPair</text:span></text:p>
          <text:p text:style-name="P14"><text:span text:style-name="T4">algorithmParameterSpec: AlgorithmParameterSpec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30" draw:id="id30" draw:layer="layout" svg:width="10.05cm" svg:height="1.26cm" svg:x="27.358cm" svg:y="9.705cm">
          <text:p text:style-name="P10"><text:span text:style-name="T2">JsonWebPublicKey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0.05cm" svg:height="1.26cm" svg:x="27.358cm" svg:y="10.905cm">
          <text:p text:style-name="P18"><text:span text:style-name="T4">publicKey: PublicKey</text:span></text:p>
          <text:p text:style-name="P18"><text:span text:style-name="T4">algorithmParameterSpec: AlgorithmParameterSpec</text:span></text:p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line-skew="-0.257cm" svg:x1="7.704cm" svg:y1="9.705cm" svg:x2="20.391cm" svg:y2="7.06cm" draw:start-shape="id16" draw:start-glue-point="0" draw:end-shape="id17" svg:d="M7704 9705v-1580h12687v-1065" svg:viewBox="0 0 12688 2646">
          <text:p/>
        </draw:connector>
        <draw:connector draw:style-name="gr30" draw:text-style-name="P6" draw:layer="layout" svg:x1="4.776cm" svg:y1="16.06cm" svg:x2="20.391cm" svg:y2="23.672cm" draw:start-shape="id18" draw:start-glue-point="2" draw:end-shape="id19" draw:end-glue-point="0" svg:d="M4776 16060v3805h15615v3807" svg:viewBox="0 0 15616 7613">
          <text:p/>
        </draw:connector>
        <draw:connector draw:style-name="gr30" draw:text-style-name="P6" draw:layer="layout" svg:x1="10.543cm" svg:y1="16.06cm" svg:x2="20.391cm" svg:y2="23.672cm" draw:start-shape="id20" draw:start-glue-point="2" draw:end-shape="id19" draw:end-glue-point="0" svg:d="M10543 16060v3805h9848v3807" svg:viewBox="0 0 9849 7613">
          <text:p/>
        </draw:connector>
        <draw:connector draw:style-name="gr30" draw:text-style-name="P6" draw:layer="layout" svg:x1="16.18cm" svg:y1="16.06cm" svg:x2="20.391cm" svg:y2="23.672cm" draw:start-shape="id21" draw:start-glue-point="2" draw:end-shape="id19" draw:end-glue-point="0" svg:d="M16180 16060v3805h4211v3807" svg:viewBox="0 0 4212 7613">
          <text:p/>
        </draw:connector>
        <draw:connector draw:style-name="gr30" draw:text-style-name="P6" draw:layer="layout" draw:type="line" svg:x1="20.391cm" svg:y1="18.56cm" svg:x2="20.391cm" svg:y2="23.672cm" draw:start-shape="id22" draw:start-glue-point="2" draw:end-shape="id19" draw:end-glue-point="0" svg:d="M20391 18560v5112" svg:viewBox="0 0 1 5113">
          <text:p/>
        </draw:connector>
        <draw:connector draw:style-name="gr30" draw:text-style-name="P6" draw:layer="layout" svg:x1="24.737cm" svg:y1="16.06cm" svg:x2="20.391cm" svg:y2="23.672cm" draw:start-shape="id23" draw:start-glue-point="2" draw:end-shape="id19" draw:end-glue-point="0" svg:d="M24737 16060v3805h-4346v3807" svg:viewBox="0 0 4347 7613">
          <text:p/>
        </draw:connector>
        <draw:connector draw:style-name="gr30" draw:text-style-name="P6" draw:layer="layout" svg:x1="32.383cm" svg:y1="16.06cm" svg:x2="20.391cm" svg:y2="23.672cm" draw:start-shape="id24" draw:start-glue-point="2" draw:end-shape="id19" draw:end-glue-point="0" svg:d="M32383 16060v3805h-11992v3807" svg:viewBox="0 0 11993 7613">
          <text:p/>
        </draw:connector>
        <draw:g draw:style-name="gr2" xml:id="id26" draw:id="id26">
          <draw:custom-shape draw:style-name="gr26" draw:text-style-name="P16" draw:layer="layout" svg:width="0.6cm" svg:height="0.6cm" svg:x="7.404cm" svg:y="1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7" draw:layer="layout" svg:x1="7.404cm" svg:y1="12.475cm" svg:x2="8.004cm" svg:y2="12.475cm">
            <text:p/>
          </draw:line>
          <draw:line draw:style-name="gr27" draw:text-style-name="P17" draw:layer="layout" svg:x1="7.705cm" svg:y1="12.174cm" svg:x2="7.705cm" svg:y2="12.774cm">
            <text:p/>
          </draw:line>
        </draw:g>
        <draw:g draw:style-name="gr2" xml:id="id28" draw:id="id28">
          <draw:custom-shape draw:style-name="gr26" draw:text-style-name="P16" draw:layer="layout" svg:width="0.6cm" svg:height="0.6cm" svg:x="32.083cm" svg:y="1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7" draw:layer="layout" svg:x1="32.083cm" svg:y1="12.475cm" svg:x2="32.683cm" svg:y2="12.475cm">
            <text:p/>
          </draw:line>
          <draw:line draw:style-name="gr27" draw:text-style-name="P17" draw:layer="layout" svg:x1="32.384cm" svg:y1="12.174cm" svg:x2="32.384cm" svg:y2="12.774cm">
            <text:p/>
          </draw:line>
        </draw:g>
        <draw:g draw:style-name="gr2" xml:id="id25" draw:id="id25">
          <draw:custom-shape draw:style-name="gr26" draw:text-style-name="P16" draw:layer="layout" svg:width="0.6cm" svg:height="0.6cm" svg:x="20.092cm" svg:y="3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7" draw:layer="layout" svg:x1="20.092cm" svg:y1="4.275cm" svg:x2="20.692cm" svg:y2="4.275cm">
            <text:p/>
          </draw:line>
          <draw:line draw:style-name="gr27" draw:text-style-name="P17" draw:layer="layout" svg:x1="20.393cm" svg:y1="3.974cm" svg:x2="20.393cm" svg:y2="4.574cm">
            <text:p/>
          </draw:line>
        </draw:g>
        <draw:connector draw:style-name="gr31" draw:text-style-name="P6" draw:layer="layout" draw:line-skew="0cm 14.579cm" svg:x1="20.392cm" svg:y1="3.974cm" svg:x2="23.546cm" svg:y2="24.299cm" draw:start-shape="id25" draw:start-glue-point="0" draw:end-shape="id19" svg:d="M20392 3974v-501h18233v20826h-15079" svg:viewBox="0 0 18234 20827">
          <text:p/>
        </draw:connector>
        <draw:connector draw:style-name="gr32" draw:text-style-name="P9" draw:layer="layout" svg:x1="4.776cm" svg:y1="14.805cm" svg:x2="7.404cm" svg:y2="12.474cm" draw:start-shape="id18" draw:start-glue-point="0" draw:end-shape="id26" draw:end-glue-point="3" svg:d="M4776 14805v-2331h2628" svg:viewBox="0 0 2629 2332">
          <text:p/>
        </draw:connector>
        <draw:connector draw:style-name="gr32" draw:text-style-name="P9" draw:layer="layout" svg:x1="10.543cm" svg:y1="14.805cm" svg:x2="8.004cm" svg:y2="12.474cm" draw:start-shape="id20" draw:start-glue-point="0" draw:end-shape="id26" draw:end-glue-point="1" svg:d="M10543 14805v-2331h-2539" svg:viewBox="0 0 2540 2332">
          <text:p/>
        </draw:connector>
        <draw:connector draw:style-name="gr32" draw:text-style-name="P9" draw:layer="layout" svg:x1="16.18cm" svg:y1="14.805cm" svg:x2="20.091cm" svg:y2="12.473cm" draw:start-shape="id21" draw:start-glue-point="0" draw:end-shape="id27" draw:end-glue-point="3" svg:d="M16180 14805v-2332h3911" svg:viewBox="0 0 3912 2333">
          <text:p/>
        </draw:connector>
        <draw:connector draw:style-name="gr32" draw:text-style-name="P9" draw:layer="layout" svg:x1="24.737cm" svg:y1="14.805cm" svg:x2="20.691cm" svg:y2="12.473cm" draw:start-shape="id23" draw:start-glue-point="0" draw:end-shape="id27" draw:end-glue-point="1" svg:d="M24737 14805v-2332h-4046" svg:viewBox="0 0 4047 2333">
          <text:p/>
        </draw:connector>
        <draw:connector draw:style-name="gr33" draw:text-style-name="P6" draw:layer="layout" draw:type="line" svg:x1="20.391cm" svg:y1="12.773cm" svg:x2="20.391cm" svg:y2="17.305cm" draw:start-shape="id27" draw:start-glue-point="2" draw:end-shape="id22" draw:end-glue-point="0" svg:d="M20391 12773v4532" svg:viewBox="0 0 1 4533">
          <text:p/>
        </draw:connector>
        <draw:connector draw:style-name="gr33" draw:text-style-name="P6" draw:layer="layout" draw:type="line" svg:x1="32.383cm" svg:y1="12.774cm" svg:x2="32.383cm" svg:y2="14.805cm" draw:start-shape="id28" draw:start-glue-point="2" draw:end-shape="id24" draw:end-glue-point="0" svg:d="M32383 12774v2031" svg:viewBox="0 0 1 2032">
          <text:p/>
        </draw:connector>
        <draw:connector draw:style-name="gr30" draw:text-style-name="P6" draw:layer="layout" draw:type="line" svg:x1="20.391cm" svg:y1="9.705cm" svg:x2="20.391cm" svg:y2="7.06cm" draw:start-shape="id29" draw:start-glue-point="0" draw:end-shape="id17" draw:end-glue-point="2" svg:d="M20391 9705v-2645" svg:viewBox="0 0 1 2646">
          <text:p/>
        </draw:connector>
        <draw:connector draw:style-name="gr30" draw:text-style-name="P6" draw:layer="layout" draw:line-skew="-0.257cm" svg:x1="32.383cm" svg:y1="9.705cm" svg:x2="20.391cm" svg:y2="7.06cm" draw:start-shape="id30" draw:start-glue-point="0" draw:end-shape="id17" draw:end-glue-point="2" svg:d="M32383 9705v-1580h-11992v-1065" svg:viewBox="0 0 11993 2646">
          <text:p/>
        </draw:connector>
      </draw:page>
      <draw:page draw:name="page3" draw:style-name="dp1" draw:master-page-name="Default">
        <draw:g draw:style-name="gr2">
          <draw:custom-shape draw:style-name="gr34" draw:text-style-name="P2" draw:layer="layout" svg:width="50.75cm" svg:height="37.25cm" svg:x="4.5cm" svg:y="2.5cm">
            <text:p/>
            <draw:enhanced-geometry svg:viewBox="0 0 21600 21600" draw:type="rectangle" draw:enhanced-path="M 0 0 L 21600 0 21600 21600 0 21600 0 0 Z N"/>
          </draw:custom-shape>
          <draw:g draw:style-name="gr2">
            <draw:g draw:style-name="gr2" xml:id="id31" draw:id="id31">
              <draw:custom-shape draw:style-name="gr35" draw:text-style-name="P21" draw:layer="layout" svg:width="3.236cm" svg:height="0.994cm" svg:x="37.7cm" svg:y="27.9cm">
                <text:p text:style-name="P20"><text:span text:style-name="T5">Signatu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3" draw:layer="layout" svg:width="14cm" svg:height="0.994cm" svg:x="37.7cm" svg:y="27.9cm">
                <text:p text:style-name="P22"><text:span text:style-name="T6">Signatu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25" draw:layer="layout" svg:width="14cm" svg:height="3.05cm" svg:x="37.7cm" svg:y="28.85cm">
                <text:p text:style-name="P24"><text:span text:style-name="T7">jsonWebKey: JsonWebKey</text:span></text:p>
                <text:p text:style-name="P24"><text:span text:style-name="T7">payload: JsonStructure</text:span></text:p>
                <text:p text:style-name="P24"><text:span text:style-name="T7">kid: String;</text:span></text:p>
                <text:p text:style-name="P24"><text:span text:style-name="T7">typ: String</text:span></text:p>
                <text:p text:style-name="P24"><text:span text:style-name="T7">strPayload: String</text:span></text:p>
                <text:p text:style-name="P24"><text:span text:style-name="T7">strHeader: 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8" draw:text-style-name="P25" draw:layer="layout" svg:width="14cm" svg:height="6.05cm" svg:x="37.7cm" svg:y="31.85cm">
                <text:p text:style-name="P9"><text:span text:style-name="T7">webkey(</text:span><text:span text:style-name="T8">jsonWebKeyPair: </text:span><text:span text:style-name="T7">JsonWebKeyPair): BeforeHeader</text:span></text:p>
                <text:p text:style-name="P26"><text:span text:style-name="T7">webkey(</text:span><text:span text:style-name="T8">jsonWebSecretKey: JsonWebSecretKey)</text:span><text:span text:style-name="T8">: BeforeHeader</text:span></text:p>
                <text:p text:style-name="P26"><text:span text:style-name="T8">key(keyPair: KeyPair)</text:span><text:span text:style-name="T8">: BeforeHeader</text:span></text:p>
                <text:p text:style-name="P26"><text:span text:style-name="T8">key(secretKey: SecretKey)</text:span><text:span text:style-name="T8">: BeforeHeader</text:span></text:p>
                <text:p text:style-name="P9"><text:span text:style-name="T8">typ(typ: String): BeforeKid</text:span></text:p>
                <text:p text:style-name="P9"><text:span text:style-name="T8">kid(kid: String): BeforePayload</text:span></text:p>
                <text:p text:style-name="P9"><text:span text:style-name="T8">header(strHeader: String): BeforePayload</text:span></text:p>
                <text:p text:style-name="P9"><text:span text:style-name="T8">payload(payload: JsonStructure): SignatureEnd</text:span></text:p>
                <text:p text:style-name="P9"><text:span text:style-name="T8">payload(strPayload: String): SignatureEnd</text:span></text:p>
                <text:p text:style-name="P9"><text:span text:style-name="T8">sign(): JWSCompactSerialization</text:span></text:p>
                <text:p text:style-name="P9"><text:span text:style-name="T8">sign(converter: Json2StringConverter): JWSCompactSerializati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" xml:id="id39" draw:id="id39">
              <draw:g draw:style-name="gr2" xml:id="id37" draw:id="id37">
                <draw:custom-shape draw:style-name="gr26" draw:text-style-name="P16" draw:layer="layout" svg:width="0.6cm" svg:height="0.6cm" svg:x="26.605cm" svg:y="32.57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7" draw:text-style-name="P17" draw:layer="layout" svg:x1="26.605cm" svg:y1="32.876cm" svg:x2="27.205cm" svg:y2="32.876cm">
                  <text:p/>
                </draw:line>
                <draw:line draw:style-name="gr27" draw:text-style-name="P17" draw:layer="layout" svg:x1="26.906cm" svg:y1="32.575cm" svg:x2="26.906cm" svg:y2="33.175cm">
                  <text:p/>
                </draw:line>
              </draw:g>
              <draw:g draw:style-name="gr2">
                <draw:custom-shape draw:style-name="gr26" draw:text-style-name="P16" draw:layer="layout" svg:width="0.6cm" svg:height="0.6cm" svg:x="35.206cm" svg:y="32.57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7" draw:text-style-name="P17" draw:layer="layout" svg:x1="35.206cm" svg:y1="32.876cm" svg:x2="35.806cm" svg:y2="32.876cm">
                  <text:p/>
                </draw:line>
                <draw:line draw:style-name="gr27" draw:text-style-name="P17" draw:layer="layout" svg:x1="35.507cm" svg:y1="32.575cm" svg:x2="35.507cm" svg:y2="33.175cm">
                  <text:p/>
                </draw:line>
              </draw:g>
              <draw:g draw:style-name="gr2">
                <draw:custom-shape draw:style-name="gr39" draw:text-style-name="P11" draw:layer="layout" svg:width="8cm" svg:height="1.255cm" svg:x="27.2cm" svg:y="31.673cm">
                  <text:p text:style-name="P10"><text:span text:style-name="T2">JWS</text:span></text:p>
                  <draw:enhanced-geometry svg:viewBox="0 0 21600 21600" draw:type="rectangle" draw:enhanced-path="M 0 0 L 21600 0 21600 21600 0 21600 0 0 Z N"/>
                </draw:custom-shape>
                <draw:custom-shape draw:style-name="gr39" draw:text-style-name="P15" draw:layer="layout" svg:width="8cm" svg:height="1.255cm" svg:x="27.2cm" svg:y="32.873cm">
                  <text:p text:style-name="P14"><text:span text:style-name="T4">createSignature(): SignatureBegin</text:span></text:p>
                  <text:p text:style-name="P14"><text:span text:style-name="T4">createValidator(): ValidationBegin</text:span></text:p>
                  <draw:enhanced-geometry svg:viewBox="0 0 21600 21600" draw:type="rectangle" draw:enhanced-path="M 0 0 L 21600 0 21600 21600 0 21600 0 0 Z N"/>
                </draw:custom-shape>
              </draw:g>
            </draw:g>
            <draw:g draw:style-name="gr2" xml:id="id32" draw:id="id32">
              <draw:custom-shape draw:style-name="gr40" draw:text-style-name="P11" draw:layer="layout" svg:width="13cm" svg:height="1.528cm" svg:x="38.2cm" svg:y="22.4cm">
                <text:p text:style-name="P10"><text:span text:style-name="T4">&lt;&lt;interface&gt;&gt;</text:span></text:p>
                <text:p text:style-name="P10"><text:span text:style-name="T2">SignatureBegin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28" draw:layer="layout" svg:width="13cm" svg:height="2cm" svg:x="38.2cm" svg:y="23.9cm">
                <text:p text:style-name="P27"><text:span text:style-name="T4">webkey(</text:span><text:span text:style-name="T9">jsonWebKeyPair: </text:span><text:span text:style-name="T4">JsonWebKeyPair): BeforeHeader</text:span></text:p>
                <text:p text:style-name="P27"><text:span text:style-name="T4">webkey(</text:span><text:span text:style-name="T9">jsonWebSecretKey: JsonWebSecretKey): BeforeHeader</text:span></text:p>
                <text:p text:style-name="P27"><text:span text:style-name="T9">key(keyPair: KeyPair): BeforeHeader</text:span></text:p>
                <text:p text:style-name="P27"><text:span text:style-name="T9">key(secretKey: SecretKey): BeforeHeader</text:span></text:p>
                <draw:enhanced-geometry svg:viewBox="0 0 21600 21600" draw:type="rectangle" draw:enhanced-path="M 0 0 L 21600 0 21600 21600 0 21600 0 0 Z N"/>
              </draw:custom-shape>
            </draw:g>
            <draw:g draw:style-name="gr2" xml:id="id33" draw:id="id33">
              <draw:custom-shape draw:style-name="gr42" draw:text-style-name="P11" draw:layer="layout" svg:width="9cm" svg:height="1.45cm" svg:x="40.2cm" svg:y="17.65cm">
                <text:p text:style-name="P10"><text:span text:style-name="T4">&lt;&lt;interface&gt;&gt;</text:span></text:p>
                <text:p text:style-name="P10"><text:span text:style-name="T2">BeforeHeader</text:span></text:p>
                <draw:enhanced-geometry svg:viewBox="0 0 21600 21600" draw:type="rectangle" draw:enhanced-path="M 0 0 L 21600 0 21600 21600 0 21600 0 0 Z N"/>
              </draw:custom-shape>
              <draw:custom-shape draw:style-name="gr43" draw:text-style-name="P28" draw:layer="layout" svg:width="9cm" svg:height="1.278cm" svg:x="40.2cm" svg:y="19.072cm">
                <text:p text:style-name="P27"><text:span text:style-name="T9">typ(typ: String): BeforeKid</text:span></text:p>
                <text:p text:style-name="P27"><text:span text:style-name="T9">header(strHeader: String): BeforePayload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30" draw:text-style-name="P6" draw:layer="layout" draw:type="line" svg:x1="44.7cm" svg:y1="27.9cm" svg:x2="44.7cm" svg:y2="25.9cm" draw:start-shape="id31" draw:start-glue-point="0" draw:end-shape="id32" draw:end-glue-point="2" svg:d="M44700 27900v-2000" svg:viewBox="0 0 1 2001">
              <text:p/>
            </draw:connector>
            <draw:g draw:style-name="gr2" xml:id="id34" draw:id="id34">
              <draw:custom-shape draw:style-name="gr44" draw:text-style-name="P28" draw:layer="layout" svg:width="7.5cm" svg:height="1.5cm" svg:x="40.95cm" svg:y="13.4cm">
                <text:p text:style-name="P27"><text:span text:style-name="T4">&lt;&lt;interface&gt;&gt;</text:span></text:p>
                <text:p text:style-name="P10"><text:span text:style-name="T2">BeforeKid</text:span></text:p>
                <draw:enhanced-geometry svg:viewBox="0 0 21600 21600" draw:type="rectangle" draw:enhanced-path="M 0 0 L 21600 0 21600 21600 0 21600 0 0 Z N"/>
              </draw:custom-shape>
              <draw:custom-shape draw:style-name="gr45" draw:text-style-name="P28" draw:layer="layout" svg:width="7.5cm" svg:height="1cm" svg:x="40.95cm" svg:y="14.9cm">
                <text:p text:style-name="P27"><text:span text:style-name="T4">kid(kid: String): BeforePayload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30" draw:text-style-name="P6" draw:layer="layout" draw:type="line" svg:x1="44.7cm" svg:y1="17.65cm" svg:x2="44.7cm" svg:y2="15.9cm" draw:start-shape="id33" draw:start-glue-point="0" draw:end-shape="id34" draw:end-glue-point="2" svg:d="M44700 17650v-1750" svg:viewBox="0 0 1 1751">
              <text:p/>
            </draw:connector>
            <draw:g draw:style-name="gr2" xml:id="id35" draw:id="id35">
              <draw:custom-shape draw:style-name="gr46" draw:text-style-name="P28" draw:layer="layout" svg:width="7cm" svg:height="1.528cm" svg:x="41.2cm" svg:y="8.4cm">
                <text:p text:style-name="P27"><text:span text:style-name="T4">&lt;&lt;interface&gt;&gt;</text:span></text:p>
                <text:p text:style-name="P10"><text:span text:style-name="T2">BeforePayload</text:span></text:p>
                <draw:enhanced-geometry svg:viewBox="0 0 21600 21600" draw:type="rectangle" draw:enhanced-path="M 0 0 L 21600 0 21600 21600 0 21600 0 0 Z N"/>
              </draw:custom-shape>
              <draw:custom-shape draw:style-name="gr47" draw:text-style-name="P28" draw:layer="layout" svg:width="7cm" svg:height="1.5cm" svg:x="41.2cm" svg:y="9.9cm">
                <text:p text:style-name="P27"><text:span text:style-name="T4">payload(payload: JsonStructure</text:span></text:p>
                <text:p text:style-name="P27"><text:span text:style-name="T4">payload(payload: String)</text:span></text:p>
                <draw:enhanced-geometry svg:viewBox="0 0 21600 21600" draw:type="rectangle" draw:enhanced-path="M 0 0 L 21600 0 21600 21600 0 21600 0 0 Z N"/>
              </draw:custom-shape>
            </draw:g>
            <draw:g draw:style-name="gr2" xml:id="id36" draw:id="id36">
              <draw:custom-shape draw:style-name="gr48" draw:text-style-name="P28" draw:layer="layout" svg:width="14cm" svg:height="1.5cm" svg:x="37.7cm" svg:y="3.9cm">
                <text:p text:style-name="P27"><text:span text:style-name="T4">&lt;&lt;interface&gt;&gt;</text:span></text:p>
                <text:p text:style-name="P10"><text:span text:style-name="T2">SignatureEnd</text:span></text:p>
                <draw:enhanced-geometry svg:viewBox="0 0 21600 21600" draw:type="rectangle" draw:enhanced-path="M 0 0 L 21600 0 21600 21600 0 21600 0 0 Z N"/>
              </draw:custom-shape>
              <draw:custom-shape draw:style-name="gr49" draw:text-style-name="P28" draw:layer="layout" svg:width="14cm" svg:height="1.5cm" svg:x="37.7cm" svg:y="5.4cm">
                <text:p text:style-name="P27"><text:span text:style-name="T9">sign(): JWSCompactSerialization</text:span></text:p>
                <text:p text:style-name="P27"><text:span text:style-name="T9">sign(converter: Json2StringConverter): JWSCompactSerialization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30" draw:text-style-name="P6" draw:layer="layout" draw:type="line" svg:x1="44.7cm" svg:y1="13.4cm" svg:x2="44.7cm" svg:y2="11.4cm" draw:start-shape="id34" draw:start-glue-point="0" draw:end-shape="id35" draw:end-glue-point="2" svg:d="M44700 13400v-2000" svg:viewBox="0 0 1 2001">
              <text:p/>
            </draw:connector>
            <draw:connector draw:style-name="gr30" draw:text-style-name="P6" draw:layer="layout" draw:line-skew="1.749cm" svg:x1="51.7cm" svg:y1="32.9cm" svg:x2="49.2cm" svg:y2="19cm" draw:start-shape="id31" draw:start-glue-point="1" draw:end-shape="id33" draw:end-glue-point="1" svg:d="M51700 32900h2250v-13900h-4750" svg:viewBox="0 0 4751 13901">
              <text:p/>
            </draw:connector>
            <draw:connector draw:style-name="gr30" draw:text-style-name="P6" draw:layer="layout" draw:line-skew="1.749cm" svg:x1="51.7cm" svg:y1="32.9cm" svg:x2="48.45cm" svg:y2="14.65cm" draw:start-shape="id31" draw:start-glue-point="1" draw:end-shape="id34" draw:end-glue-point="1" svg:d="M51700 32900h2250v-18250h-5500" svg:viewBox="0 0 5501 18251">
              <text:p/>
            </draw:connector>
            <draw:connector draw:style-name="gr30" draw:text-style-name="P6" draw:layer="layout" draw:line-skew="1.749cm" svg:x1="51.7cm" svg:y1="32.9cm" svg:x2="48.2cm" svg:y2="9.9cm" draw:start-shape="id31" draw:start-glue-point="1" draw:end-shape="id35" draw:end-glue-point="1" svg:d="M51700 32900h2250v-23000h-5750" svg:viewBox="0 0 5751 23001">
              <text:p/>
            </draw:connector>
            <draw:connector draw:style-name="gr30" draw:text-style-name="P6" draw:layer="layout" draw:line-skew="1.749cm" svg:x1="51.7cm" svg:y1="32.9cm" svg:x2="51.7cm" svg:y2="5.4cm" draw:start-shape="id31" draw:start-glue-point="1" draw:end-shape="id36" draw:end-glue-point="1" svg:d="M51700 32900h2250v-27500h-2250" svg:viewBox="0 0 2251 27501">
              <text:p/>
            </draw:connector>
            <draw:g draw:style-name="gr2" xml:id="id40" draw:id="id40">
              <draw:custom-shape draw:style-name="gr50" draw:text-style-name="P30" draw:layer="layout" svg:width="17cm" svg:height="1.794cm" svg:x="7.7cm" svg:y="25.45cm">
                <text:p text:style-name="P29"><text:span text:style-name="T7">&lt;&lt;interface&gt;&gt;</text:span></text:p>
                <text:p text:style-name="P22"><text:span text:style-name="T6">ValidationBeg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30" draw:layer="layout" svg:width="17cm" svg:height="1cm" svg:x="7.7cm" svg:y="27cm">
                <text:p text:style-name="P29"><text:span text:style-name="T10">compactSerialization(compactSerialization: </text:span><text:span text:style-name="T7">JWSCompactSerialization): Before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" xml:id="id38" draw:id="id38">
              <draw:custom-shape draw:style-name="gr52" draw:text-style-name="P21" draw:layer="layout" svg:width="5.393cm" svg:height="0.994cm" svg:x="14.7cm" svg:y="30.075cm">
                <text:p text:style-name="P20"><text:span text:style-name="T5">Signatu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23" draw:layer="layout" svg:width="17cm" svg:height="0.994cm" svg:x="7.7cm" svg:y="30.075cm">
                <text:p text:style-name="P22"><text:span text:style-name="T6">Validato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25" draw:layer="layout" svg:width="17cm" svg:height="1.55cm" svg:x="7.7cm" svg:y="30.925cm">
                <text:p text:style-name="P24"><text:span text:style-name="T7">key: Key</text:span></text:p>
                <text:p text:style-name="P24"><text:span text:style-name="T7">compactSerialization: JWSCompactSerializati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" draw:text-style-name="P32" draw:layer="layout" svg:width="17cm" svg:height="3.3cm" svg:x="7.7cm" svg:y="32.425cm">
                <text:p text:style-name="P31"><text:span text:style-name="T10">compactSerialization(compactSerialization: </text:span><text:span text:style-name="T7">JWSCompactSerialization): BeforeKey</text:span></text:p>
                <text:p text:style-name="P24"><text:span text:style-name="T7">key(publicKey: PublicKey): ValidationEnd</text:span></text:p>
                <text:p text:style-name="P24"><text:span text:style-name="T7">key(secretKey: SecretKey): ValidationEnd</text:span></text:p>
                <text:p text:style-name="P24"><text:span text:style-name="T7">webkey(</text:span><text:span text:style-name="T8">jsonWebPublicKey: JsonWebPublicKey): ValidationEnd</text:span></text:p>
                <text:p text:style-name="P24"><text:span text:style-name="T8">webkey(jsonWebSecretKey: JsonWebSecretKey): ValidationEnd</text:span></text:p>
                <text:p text:style-name="P24"><text:span text:style-name="T8">validate(): 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" xml:id="id41" draw:id="id41">
              <draw:custom-shape draw:style-name="gr56" draw:text-style-name="P30" draw:layer="layout" svg:width="17cm" svg:height="1.744cm" svg:x="7.7cm" svg:y="19.7cm">
                <text:p text:style-name="P29"><text:span text:style-name="T7">&lt;&lt;interface&gt;&gt;</text:span></text:p>
                <text:p text:style-name="P22"><text:span text:style-name="T6">Before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7" draw:text-style-name="P30" draw:layer="layout" svg:width="17cm" svg:height="2.25cm" svg:x="7.7cm" svg:y="21.25cm">
                <text:p text:style-name="P29"><text:span text:style-name="T7">key(publicKey: PublicKey): ValidationEnd</text:span></text:p>
                <text:p text:style-name="P29"><text:span text:style-name="T7">key(secretKey: SecretKey): ValidationEnd</text:span></text:p>
                <text:p text:style-name="P29"><text:span text:style-name="T7">webkey(</text:span><text:span text:style-name="T8">jsonWebPublicKey: JsonWebPublicKey): ValidationEnd</text:span></text:p>
                <text:p text:style-name="P29"><text:span text:style-name="T8">webkey(jsonWebSecretKey: JsonWebSecretKey): ValidationEn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" xml:id="id42" draw:id="id42">
              <draw:custom-shape draw:style-name="gr58" draw:text-style-name="P30" draw:layer="layout" svg:width="17cm" svg:height="1.544cm" svg:x="7.7cm" svg:y="14.6cm">
                <text:p text:style-name="P29"><text:span text:style-name="T7">&lt;&lt;interface&gt;&gt;</text:span></text:p>
                <text:p text:style-name="P33"><text:span text:style-name="T11">ValidationEn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30" draw:layer="layout" svg:width="17cm" svg:height="1.05cm" svg:x="7.7cm" svg:y="16.1cm">
                <text:p text:style-name="P29"><text:span text:style-name="T7">validate(): 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30" draw:text-style-name="P6" draw:layer="layout" draw:type="line" svg:x1="26.605cm" svg:y1="32.875cm" svg:x2="24.7cm" svg:y2="32.9cm" draw:start-shape="id37" draw:start-glue-point="3" draw:end-shape="id38" draw:end-glue-point="1" svg:d="M26605 32875l-1905 25" svg:viewBox="0 0 1906 26">
              <text:p/>
            </draw:connector>
            <draw:connector draw:style-name="gr30" draw:text-style-name="P6" draw:layer="layout" draw:type="line" svg:x1="35.806cm" svg:y1="32.9cm" svg:x2="37.7cm" svg:y2="32.9cm" draw:start-shape="id39" draw:start-glue-point="1" draw:end-shape="id31" draw:end-glue-point="3" svg:d="M35806 32900h1894" svg:viewBox="0 0 1895 1">
              <text:p/>
            </draw:connector>
            <draw:connector draw:style-name="gr30" draw:text-style-name="P6" draw:layer="layout" draw:type="line" svg:x1="16.2cm" svg:y1="30.075cm" svg:x2="16.2cm" svg:y2="28cm" draw:start-shape="id38" draw:start-glue-point="0" draw:end-shape="id40" draw:end-glue-point="2" svg:d="M16200 30075v-2075" svg:viewBox="0 0 1 2076">
              <text:p/>
            </draw:connector>
            <draw:connector draw:style-name="gr30" draw:text-style-name="P6" draw:layer="layout" draw:line-skew="-1.499cm" svg:x1="7.7cm" svg:y1="32.9cm" svg:x2="7.7cm" svg:y2="21.6cm" draw:start-shape="id38" draw:start-glue-point="3" draw:end-shape="id41" draw:end-glue-point="3" svg:d="M7700 32900h-2000v-11300h2000" svg:viewBox="0 0 2001 11301">
              <text:p/>
            </draw:connector>
            <draw:connector draw:style-name="gr30" draw:text-style-name="P6" draw:layer="layout" draw:line-skew="-1.499cm" svg:x1="7.7cm" svg:y1="32.9cm" svg:x2="7.7cm" svg:y2="15.875cm" draw:start-shape="id38" draw:start-glue-point="3" draw:end-shape="id42" draw:end-glue-point="3" svg:d="M7700 32900h-2000v-17025h2000" svg:viewBox="0 0 2001 17026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adornments="Standard" style:font-family-generic="modern" style:font-pitch="fixed"/>
    <style:font-face style:name="Fira Code1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2" draw:display-name="Dashed (var) 2" draw:style="rect" draw:dots1="1" draw:dots1-length="0.02cm" draw:dots2="1" draw:dots2-length="0.02cm" draw:distance="0.02cm"/>
    <draw:stroke-dash draw:name="Grob_20_gestrichelt" draw:display-name="Grob gestrichelt" draw:style="rect" draw:dots1="3" draw:dots1-length="330%" draw:distance="2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stroke-linejoin="bevel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of Reichardt</meta:initial-creator>
    <meta:creation-date>2022-11-16T13:34:06.796000000</meta:creation-date>
    <dc:date>2025-04-25T17:14:13.488000000</dc:date>
    <meta:editing-duration>PT10H41M20S</meta:editing-duration>
    <meta:editing-cycles>35</meta:editing-cycles>
    <meta:generator>LibreOffice/24.2.3.2$Windows_x86 LibreOffice_project/433d9c2ded56988e8a90e6b2e771ee4e6a5ab2ba</meta:generator>
    <meta:print-date>2025-03-24T16:35:07.899000000</meta:print-date>
    <meta:printed-by>PDF-Dateien</meta:printed-by>
    <meta:document-statistic meta:object-count="151"/>
  </office:meta>
</office:document-meta>
</file>